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style:font-name="Century Schoolbook 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style:font-name="Century Schoolbook L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text-properties style:font-name="Century Schoolbook 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style:font-name="Liberation Serif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entury Schoolbook L"/>
    </style:style>
    <style:style style:name="T4" style:family="text">
      <style:text-properties style:font-name="Century Schoolbook L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Century Schoolbook L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Century Schoolbook 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Century Schoolbook 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style:font-name="Century Schoolbook L" fo:font-size="14pt" style:font-size-asian="14pt" style:font-size-complex="14pt"/>
    </style:style>
    <style:style style:name="T9" style:family="text">
      <style:text-properties style:font-name="Century Schoolbook L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pan text:style-name="T4">Name <text:s text:c="4"/></text:span><text:span text:style-name="T5">:- </text:span><text:span text:style-name="T3">Abrar Mahedavi</text:span></text:p>
      <text:p text:style-name="P1"><text:span text:style-name="T4">Roll No. </text:span><text:span text:style-name="T5">:- </text:span><text:span text:style-name="T3">21035</text:span></text:p>
      <text:p text:style-name="P1"><text:span text:style-name="T6">Title <text:s text:c="5"/></text:span><text:span text:style-name="T7">:- </text:span><text:span text:style-name="T9">A vegetable and fruit mall wants to organize its vegetables <text:tab/><text:tab/><text:tab/> <text:s/>and fruits in combination of purchase pattern of customers. <text:tab/><text:tab/><text:tab/> <text:s/>Solve the problem by suggesting appropriate data <text:tab/><text:tab/><text:tab/><text:tab/> <text:s/>structures. Design necessary class.</text:span></text:p>
      <text:p text:style-name="P4">/*</text:p>
      <text:p text:style-name="P3"/>
      <text:p text:style-name="P3">Program :</text:p>
      <text:p text:style-name="P3"/>
      <text:p text:style-name="P6">#include&lt;iostream&gt;</text:p>
      <text:p text:style-name="P6">#include&lt;string.h&gt;</text:p>
      <text:p text:style-name="P6">#define MAX 30<text:tab/><text:tab/><text:tab/><text:tab/><text:tab/><text:span text:style-name="T1">//Macro to assign 30 to MAX. </text:span></text:p>
      <text:p text:style-name="P6">using namespace std;</text:p>
      <text:p text:style-name="P6"/>
      <text:p text:style-name="P6">class mall<text:tab/><text:tab/><text:tab/><text:tab/><text:tab/><text:tab/><text:span text:style-name="T1">//Node for single item.</text:span></text:p>
      <text:p text:style-name="P6">{</text:p>
      <text:p text:style-name="P6"><text:s text:c="2"/>public:</text:p>
      <text:p text:style-name="P6"><text:s text:c="2"/><text:tab/>int <text:s/>Purchase;</text:p>
      <text:p text:style-name="P6"><text:s text:c="2"/><text:tab/>char Name[MAX];</text:p>
      <text:p text:style-name="P6">};</text:p>
      <text:p text:style-name="P6"/>
      <text:p text:style-name="P6">class Priority_Queue<text:tab/><text:tab/><text:tab/><text:tab/><text:span text:style-name="T8">//Declaration of class</text:span></text:p>
      <text:p text:style-name="P6">{</text:p>
      <text:p text:style-name="P6"><text:s text:c="2"/>private:</text:p>
      <text:p text:style-name="P6"><text:tab/>char P_Queue[MAX][MAX];<text:tab/><text:span text:style-name="T8">//2-D Array of Character</text:span></text:p>
      <text:p text:style-name="P6"><text:tab/>int PC[MAX];<text:tab/><text:tab/><text:tab/><text:tab/><text:span text:style-name="T8">//1-D Array of Integer</text:span></text:p>
      <text:p text:style-name="P6"><text:tab/>int Rear,Front,count,n1,n2,NEW1,NEW2;</text:p>
      <text:p text:style-name="P6"><text:s text:c="2"/>public:</text:p>
      <text:p text:style-name="P6"><text:tab/>void Input();<text:tab/><text:tab/><text:tab/><text:tab/><text:span text:style-name="T8">//Prototype for Input function</text:span></text:p>
      <text:p text:style-name="P6"><text:tab/>void Initialize();<text:tab/><text:tab/><text:tab/><text:tab/><text:span text:style-name="T8">//Prototype for Initialize function</text:span></text:p>
      <text:p text:style-name="P6"><text:tab/>void Display();<text:tab/><text:tab/><text:tab/><text:tab/><text:span text:style-name="T8">//Prototype for Display function</text:span></text:p>
      <text:p text:style-name="P6"><text:tab/>void Insert_By_Priority(char [MAX],int );<text:span text:style-name="T8">//Prototype Insert_B_P function</text:span></text:p>
      <text:p text:style-name="P6">};</text:p>
      <text:p text:style-name="P6"/>
      <text:p text:style-name="P6"><text:soft-page-break/>void Priority_Queue::Initialize()<text:tab/><text:tab/><text:span text:style-name="T8">//Function Definition for Initialize</text:span></text:p>
      <text:p text:style-name="P6">{</text:p>
      <text:p text:style-name="P6"><text:tab/>NEW1 = 0;</text:p>
      <text:p text:style-name="P6"><text:tab/>NEW2 = 0;</text:p>
      <text:p text:style-name="P6"><text:tab/>n1 = 0;<text:tab/></text:p>
      <text:p text:style-name="P6"><text:tab/>n2 = 0;</text:p>
      <text:p text:style-name="P6"><text:tab/>count = 0;</text:p>
      <text:p text:style-name="P6"><text:tab/>Rear = -1;</text:p>
      <text:p text:style-name="P6"><text:tab/>Front = -1;</text:p>
      <text:p text:style-name="P6">}</text:p>
      <text:p text:style-name="P6"/>
      <text:p text:style-name="P6">void Priority_Queue::Input()<text:tab/><text:tab/><text:span text:style-name="T8">//Function Definition for Input</text:span></text:p>
      <text:p text:style-name="P6">{</text:p>
      <text:p text:style-name="P6"><text:tab/>int i,n;</text:p>
      <text:p text:style-name="P6"><text:tab/>mall m;</text:p>
      <text:p text:style-name="P6"><text:tab/>do</text:p>
      <text:p text:style-name="P6"><text:tab/>{</text:p>
      <text:p text:style-name="P6"><text:tab/>cout&lt;&lt;"\n\n\n\n\nWHAT DO U WANT TO PURCHASE FROM THE MALL"&lt;&lt;endl;</text:p>
      <text:p text:style-name="P6"><text:tab/>cout&lt;&lt;"\t\t\t1.Vegetables"&lt;&lt;endl;</text:p>
      <text:p text:style-name="P6"><text:tab/>cout&lt;&lt;"\t\t\t2.Fruits"&lt;&lt;endl;</text:p>
      <text:p text:style-name="P6"><text:tab/>cout&lt;&lt;"\t\t\t3.EXIT"&lt;&lt;endl;</text:p>
      <text:p text:style-name="P6"><text:tab/>cout&lt;&lt;"Enter A Choice from above \t\t\t:";</text:p>
      <text:p text:style-name="P6"><text:tab/>cin&gt;&gt;n;</text:p>
      <text:p text:style-name="P6"><text:tab/>switch (n)</text:p>
      <text:p text:style-name="P6"><text:tab/>{</text:p>
      <text:p text:style-name="P6"><text:tab/><text:tab/>case 1:</text:p>
      <text:p text:style-name="P6"><text:tab/><text:tab/><text:tab/>cout&lt;&lt;"Enter the Number of vegetables\t\t\t:";</text:p>
      <text:p text:style-name="P6"><text:tab/><text:tab/><text:tab/>cin&gt;&gt;n1;</text:p>
      <text:p text:style-name="P6"><text:tab/><text:tab/><text:tab/>for(i=1;i&lt;=n1;i++)</text:p>
      <text:p text:style-name="P6"><text:tab/><text:tab/><text:tab/>{<text:tab/><text:tab/></text:p>
      <text:p text:style-name="P6"><text:tab/><text:tab/><text:tab/><text:tab/>cout&lt;&lt;"Enter the name of vegetable \t\t\t:";</text:p>
      <text:p text:style-name="P6"><text:tab/><text:tab/><text:tab/><text:tab/>cin&gt;&gt;m.Name;</text:p>
      <text:p text:style-name="P6"><text:tab/><text:tab/><text:tab/><text:tab/>cout&lt;&lt;"Enter the priority of "&lt;&lt;m.Name&lt;&lt;"\t\t\t:";</text:p>
      <text:p text:style-name="P6"><text:tab/><text:tab/><text:tab/><text:tab/>cin&gt;&gt;m.Purchase;</text:p>
      <text:p text:style-name="P6"><text:tab/><text:tab/><text:tab/><text:tab/>Insert_By_Priority(m.Name,m.Purchase);</text:p>
      <text:p text:style-name="P6"><text:tab/><text:tab/><text:tab/>}</text:p>
      <text:p text:style-name="P6"><text:tab/><text:tab/><text:tab/>NEW1=n1+NEW1;</text:p>
      <text:p text:style-name="P6"><text:tab/><text:tab/><text:tab/>break;</text:p>
      <text:p text:style-name="P6"><text:soft-page-break/><text:tab/><text:tab/>case 2:</text:p>
      <text:p text:style-name="P6"><text:tab/><text:tab/><text:tab/>cout&lt;&lt;"Enter the Number of Fruits\t\t\t:";</text:p>
      <text:p text:style-name="P6"><text:tab/><text:tab/><text:tab/>cin&gt;&gt;n2;</text:p>
      <text:p text:style-name="P6"><text:tab/><text:tab/><text:tab/>for(i=1;i&lt;=n2;i++)</text:p>
      <text:p text:style-name="P6"><text:tab/><text:tab/><text:tab/>{<text:tab/><text:tab/></text:p>
      <text:p text:style-name="P6"><text:tab/><text:tab/><text:tab/><text:tab/>cout&lt;&lt;"Enter the name of Fruits \t\t\t:";</text:p>
      <text:p text:style-name="P6"><text:tab/><text:tab/><text:tab/><text:tab/>cin&gt;&gt;m.Name;</text:p>
      <text:p text:style-name="P6"><text:tab/><text:tab/><text:tab/><text:tab/>cout&lt;&lt;"Enter the priority of "&lt;&lt;m.Name&lt;&lt;"\t\t\t:";</text:p>
      <text:p text:style-name="P6"><text:tab/><text:tab/><text:tab/><text:tab/>cin&gt;&gt;m.Purchase;</text:p>
      <text:p text:style-name="P6"><text:tab/><text:tab/><text:tab/><text:tab/>Insert_By_Priority(m.Name,m.Purchase);</text:p>
      <text:p text:style-name="P6"><text:tab/><text:tab/><text:tab/>}</text:p>
      <text:p text:style-name="P6"><text:tab/><text:tab/><text:tab/>NEW2=n2+NEW2;</text:p>
      <text:p text:style-name="P6"><text:tab/><text:tab/><text:tab/>break;</text:p>
      <text:p text:style-name="P6"><text:tab/><text:tab/>case 3:</text:p>
      <text:p text:style-name="P6"><text:tab/><text:tab/><text:tab/>cout&lt;&lt;"-----------------THANK YOU FOR PUCHASING DO VISIT US AGAIN------------------"&lt;&lt;endl;</text:p>
      <text:p text:style-name="P6"><text:tab/><text:tab/><text:tab/>break;</text:p>
      <text:p text:style-name="P6"><text:tab/><text:tab/>default:</text:p>
      <text:p text:style-name="P6"><text:tab/><text:tab/><text:tab/>cout&lt;&lt;"----------------------------Entered Wrong Choice----------------------------"&lt;&lt;endl;</text:p>
      <text:p text:style-name="P6"><text:tab/>}</text:p>
      <text:p text:style-name="P6"><text:tab/>}while(n==1||n==2||n!=3);</text:p>
      <text:p text:style-name="P6">}</text:p>
      <text:p text:style-name="P6"/>
      <text:p text:style-name="P6">void Priority_Queue ::Insert_By_Priority(char Name[],int Purchase)</text:p>
      <text:p text:style-name="P6">{</text:p>
      <text:p text:style-name="P6"><text:tab/>int i,j,temp;</text:p>
      <text:p text:style-name="P6"><text:tab/>char ch[MAX];</text:p>
      <text:p text:style-name="P6"><text:tab/>if(Rear&gt;=MAX-1)</text:p>
      <text:p text:style-name="P6"><text:tab/>{</text:p>
      <text:p text:style-name="P6"><text:tab/><text:tab/>cout&lt;&lt;"Priority Queue IS FULL"&lt;&lt;endl;</text:p>
      <text:p text:style-name="P6"><text:tab/>}</text:p>
      <text:p text:style-name="P6"><text:tab/>else</text:p>
      <text:p text:style-name="P6"><text:tab/>{ </text:p>
      <text:p text:style-name="P6"><text:tab/><text:tab/>if((Front==-1)&amp;&amp;(Rear==-1)) <text:tab/>//QUEUE IS EMPTY</text:p>
      <text:p text:style-name="P6"><text:tab/><text:tab/>{</text:p>
      <text:p text:style-name="P6"><text:tab/><text:tab/><text:tab/>Front++;</text:p>
      <text:p text:style-name="P6"><text:tab/><text:tab/><text:tab/>Rear++;</text:p>
      <text:p text:style-name="P6"><text:tab/><text:tab/><text:tab/>strcpy(P_Queue[Rear],Name);</text:p>
      <text:p text:style-name="P6"><text:soft-page-break/><text:tab/><text:tab/><text:tab/>PC[Rear]=Purchase;</text:p>
      <text:p text:style-name="P6"><text:tab/><text:tab/>}<text:tab/></text:p>
      <text:p text:style-name="P6"><text:tab/><text:tab/>else </text:p>
      <text:p text:style-name="P6"><text:tab/><text:tab/>{<text:tab/></text:p>
      <text:p text:style-name="P6"><text:tab/><text:tab/><text:tab/>Rear++;</text:p>
      <text:p text:style-name="P6"><text:tab/><text:tab/><text:tab/>strcpy(P_Queue[Rear],Name);</text:p>
      <text:p text:style-name="P6"><text:tab/><text:tab/><text:tab/>PC[Rear]=Purchase;<text:tab/><text:tab/><text:tab/></text:p>
      <text:p text:style-name="P6"><text:tab/><text:tab/><text:tab/>for(i=0;i&lt;Rear;i++)</text:p>
      <text:p text:style-name="P6"><text:tab/><text:tab/><text:tab/>{</text:p>
      <text:p text:style-name="P6"><text:tab/><text:tab/><text:tab/><text:tab/>for(j=i;j&lt;=Rear;j++)</text:p>
      <text:p text:style-name="P6"><text:tab/><text:tab/><text:tab/><text:tab/>{</text:p>
      <text:p text:style-name="P6"><text:tab/><text:tab/><text:tab/><text:tab/><text:tab/>if(PC[i]&lt;PC[j])</text:p>
      <text:p text:style-name="P6"><text:tab/><text:tab/><text:tab/><text:tab/><text:tab/>{</text:p>
      <text:p text:style-name="P6"><text:tab/><text:tab/><text:tab/><text:tab/><text:tab/><text:tab/>temp=PC[j];</text:p>
      <text:p text:style-name="P6"><text:tab/><text:tab/><text:tab/><text:tab/><text:tab/><text:tab/>PC[j]=PC[i];</text:p>
      <text:p text:style-name="P6"><text:tab/><text:tab/><text:tab/><text:tab/><text:tab/><text:tab/>PC[i]=temp;</text:p>
      <text:p text:style-name="P6"><text:tab/><text:tab/><text:tab/><text:tab/><text:tab/><text:tab/>strcpy(ch,P_Queue[i]);</text:p>
      <text:p text:style-name="P6"><text:tab/><text:tab/><text:tab/><text:tab/><text:tab/><text:tab/>strcpy(P_Queue[i],P_Queue[j]);</text:p>
      <text:p text:style-name="P6"><text:tab/><text:tab/><text:tab/><text:tab/><text:tab/><text:tab/>strcpy(P_Queue[j],ch);</text:p>
      <text:p text:style-name="P6"><text:tab/><text:tab/><text:tab/><text:tab/><text:tab/>}<text:tab/></text:p>
      <text:p text:style-name="P6"><text:tab/><text:tab/><text:tab/><text:tab/>}</text:p>
      <text:p text:style-name="P6"><text:tab/><text:tab/><text:tab/>}</text:p>
      <text:p text:style-name="P6"><text:tab/><text:tab/><text:tab/></text:p>
      <text:p text:style-name="P6"><text:tab/><text:tab/>}</text:p>
      <text:p text:style-name="P6"><text:tab/>}</text:p>
      <text:p text:style-name="P6">}</text:p>
      <text:p text:style-name="P6">void Priority_Queue ::Display()<text:tab/><text:tab/><text:tab/><text:span text:style-name="T8">//Function Definition for Display</text:span></text:p>
      <text:p text:style-name="P6">{</text:p>
      <text:p text:style-name="P6"><text:tab/>int i,n;</text:p>
      <text:p text:style-name="P6"><text:tab/>n=NEW1+NEW2;</text:p>
      <text:p text:style-name="P6"><text:tab/>cout&lt;&lt;"-------------------MODERN EDUCATION SOCIETY MALL-------------------"&lt;&lt;endl;</text:p>
      <text:p text:style-name="P6"><text:tab/>cout&lt;&lt;"Sr. No."&lt;&lt;"\t\t\t NAME\t\t\t FREQUENCY COUNT"&lt;&lt;endl;</text:p>
      <text:p text:style-name="P6"><text:tab/>for(i=0;i&lt;n;i++)</text:p>
      <text:p text:style-name="P6"><text:tab/>{<text:tab/></text:p>
      <text:p text:style-name="P6"><text:tab/><text:tab/>cout&lt;&lt;i+1&lt;&lt;"\t\t\t";</text:p>
      <text:p text:style-name="P6"><text:tab/><text:tab/>cout&lt;&lt;P_Queue[i]&lt;&lt;"\t\t\t\t"&lt;&lt;PC[i]&lt;&lt;endl;</text:p>
      <text:p text:style-name="P6"><text:tab/>}</text:p>
      <text:p text:style-name="P6">}</text:p>
      <text:p text:style-name="P6"><text:soft-page-break/>int main()</text:p>
      <text:p text:style-name="P6">{</text:p>
      <text:p text:style-name="P6"><text:tab/>Priority_Queue P;</text:p>
      <text:p text:style-name="P6"><text:tab/>P.Initialize();<text:tab/><text:tab/><text:tab/><text:span text:style-name="T8">//Calling of Initialize function</text:span></text:p>
      <text:p text:style-name="P6"><text:tab/>P.Input();<text:tab/><text:tab/><text:tab/><text:tab/><text:span text:style-name="T8">//Calling of Input function</text:span></text:p>
      <text:p text:style-name="P6"><text:tab/>P.Display();<text:tab/><text:tab/><text:tab/><text:span text:style-name="T8">//Calling of Display function</text:span></text:p>
      <text:p text:style-name="P6">}</text:p>
      <text:p text:style-name="P3"/>
      <text:p text:style-name="P3">Output :</text:p>
      <text:p text:style-name="P2"/>
      <text:p text:style-name="P1">compeng-sl2-08@compeng-sl2-08:~$ cd Abrar</text:p>
      <text:p text:style-name="P1">compeng-sl2-08@compeng-sl2-08:~/Abrar$ g++ MALL.cpp</text:p>
      <text:p text:style-name="P1">compeng-sl2-08@compeng-sl2-08:~/Abrar$ ./a.out</text:p>
      <text:p text:style-name="P1"></text:p>
      <text:p text:style-name="P1"><text:span text:style-name="T2"></text:span>WHAT DO U WANT TO PURCHASE FROM THE MALL</text:p>
      <text:p text:style-name="P1"><text:tab/><text:tab/><text:tab/>1.Vegetables</text:p>
      <text:p text:style-name="P1"><text:tab/><text:tab/><text:tab/>2.Fruits</text:p>
      <text:p text:style-name="P1"><text:tab/><text:tab/><text:tab/>3.EXIT</text:p>
      <text:p text:style-name="P1">Enter A Choice from above <text:tab/><text:tab/><text:tab/><text:tab/>:1</text:p>
      <text:p text:style-name="P1">Enter the Number of vegetables<text:tab/><text:tab/><text:tab/>:3</text:p>
      <text:p text:style-name="P1">Enter the name of vegetable <text:tab/><text:tab/><text:tab/><text:tab/>:Tomato</text:p>
      <text:p text:style-name="P1">Enter the priority of Tomato<text:tab/><text:tab/><text:tab/><text:tab/>:35</text:p>
      <text:p text:style-name="P1">Enter the name of vegetable <text:tab/><text:tab/><text:tab/><text:tab/>:Potato</text:p>
      <text:p text:style-name="P1">Enter the priority of Potato<text:tab/><text:tab/><text:tab/><text:tab/>:25</text:p>
      <text:p text:style-name="P1">Enter the name of vegetable <text:tab/><text:tab/><text:tab/><text:tab/>:Cabbage</text:p>
      <text:p text:style-name="P1">Enter the priority of Cabbage<text:tab/><text:tab/><text:tab/><text:tab/>:30</text:p>
      <text:p text:style-name="P1"></text:p>
      <text:p text:style-name="P1">WHAT DO U WANT TO PURCHASE FROM THE MALL</text:p>
      <text:p text:style-name="P1"><text:tab/><text:tab/><text:tab/>1.Vegetables</text:p>
      <text:p text:style-name="P1"><text:tab/><text:tab/><text:tab/>2.Fruits</text:p>
      <text:p text:style-name="P1"><text:tab/><text:tab/><text:tab/>3.EXIT</text:p>
      <text:p text:style-name="P1">Enter A Choice from above <text:tab/><text:tab/><text:tab/><text:tab/>:2</text:p>
      <text:p text:style-name="P1">Enter the Number of Fruits<text:tab/><text:tab/><text:tab/><text:tab/>:2</text:p>
      <text:p text:style-name="P1">Enter the name of Fruits <text:tab/><text:tab/><text:tab/><text:tab/>:Apple</text:p>
      <text:p text:style-name="P1">Enter the priority of Apple<text:tab/><text:tab/><text:tab/><text:tab/>:65</text:p>
      <text:p text:style-name="P1">Enter the name of Fruits <text:tab/><text:tab/><text:tab/><text:tab/>:Banana</text:p>
      <text:p text:style-name="P1">Enter the priority of Banana<text:tab/><text:tab/><text:tab/><text:tab/>:50</text:p>
      <text:p text:style-name="P1"></text:p>
      <text:p text:style-name="P1"><text:soft-page-break/>WHAT DO U WANT TO PURCHASE FROM THE MALL</text:p>
      <text:p text:style-name="P1"><text:tab/><text:tab/><text:tab/>1.Vegetables</text:p>
      <text:p text:style-name="P1"><text:tab/><text:tab/><text:tab/>2.Fruits</text:p>
      <text:p text:style-name="P1"><text:tab/><text:tab/><text:tab/>3.EXIT</text:p>
      <text:p text:style-name="P1">Enter A Choice from above <text:tab/><text:tab/><text:tab/><text:tab/>:1</text:p>
      <text:p text:style-name="P1">Enter the Number of vegetables<text:tab/><text:tab/><text:tab/>:1</text:p>
      <text:p text:style-name="P1">Enter the name of vegetable <text:tab/><text:tab/><text:tab/><text:tab/>:Cucumber</text:p>
      <text:p text:style-name="P1">Enter the priority of Cucumber<text:tab/><text:tab/><text:tab/>:20</text:p>
      <text:p text:style-name="P1"></text:p>
      <text:p text:style-name="P1"/>
      <text:p text:style-name="P1">WHAT DO U WANT TO PURCHASE FROM THE MALL</text:p>
      <text:p text:style-name="P1"><text:tab/><text:tab/><text:tab/>1.Vegetables</text:p>
      <text:p text:style-name="P1"><text:tab/><text:tab/><text:tab/>2.Fruits</text:p>
      <text:p text:style-name="P1"><text:tab/><text:tab/><text:tab/>3.EXIT</text:p>
      <text:p text:style-name="P1">Enter A Choice from above <text:tab/><text:tab/><text:tab/><text:tab/>:2</text:p>
      <text:p text:style-name="P1">Enter the Number of Fruits<text:tab/><text:tab/><text:tab/><text:tab/>:2</text:p>
      <text:p text:style-name="P1">Enter the name of Fruits <text:tab/><text:tab/><text:tab/><text:tab/>:Mango</text:p>
      <text:p text:style-name="P1">Enter the priority of Mango<text:tab/><text:tab/><text:tab/><text:tab/>:105</text:p>
      <text:p text:style-name="P1">Enter the name of Fruits <text:tab/><text:tab/><text:tab/><text:tab/>:Orange</text:p>
      <text:p text:style-name="P1">Enter the priority of Orange<text:tab/><text:tab/><text:tab/><text:tab/>:65</text:p>
      <text:p text:style-name="P1"></text:p>
      <text:p text:style-name="P1">WHAT DO U WANT TO PURCHASE FROM THE MALL</text:p>
      <text:p text:style-name="P1"><text:tab/><text:tab/><text:tab/>1.Vegetables</text:p>
      <text:p text:style-name="P1"><text:tab/><text:tab/><text:tab/>2.Fruits</text:p>
      <text:p text:style-name="P1"><text:tab/><text:tab/><text:tab/>3.EXIT</text:p>
      <text:p text:style-name="P1">Enter A Choice from above <text:tab/><text:tab/><text:tab/><text:tab/>:3</text:p>
      <text:p text:style-name="P1">-----------THANK YOU FOR PUCHASING DO VISIT US AGAIN------------------</text:p>
      <text:p text:style-name="P1">---------------------MODERN EDUCATION SOCIETY MALL-------------------------</text:p>
      <text:p text:style-name="P1">Sr. No.<text:tab/><text:tab/><text:tab/> NAME<text:tab/><text:tab/><text:tab/> FREQUENCY COUNT</text:p>
      <text:p text:style-name="P1">1<text:tab/><text:tab/><text:tab/><text:tab/>Mango<text:tab/><text:tab/><text:tab/><text:tab/><text:tab/>105</text:p>
      <text:p text:style-name="P1">2<text:tab/><text:tab/><text:tab/><text:tab/>Apple<text:tab/><text:tab/><text:tab/><text:tab/><text:tab/>65</text:p>
      <text:p text:style-name="P1">3<text:tab/><text:tab/><text:tab/><text:tab/>Orange<text:tab/><text:tab/><text:tab/><text:tab/><text:tab/>65</text:p>
      <text:p text:style-name="P1">4<text:tab/><text:tab/><text:tab/><text:tab/>Banana<text:tab/><text:tab/><text:tab/><text:tab/><text:tab/>50</text:p>
      <text:p text:style-name="P1">5<text:tab/><text:tab/><text:tab/><text:tab/>Tomato<text:tab/><text:tab/><text:tab/><text:tab/><text:tab/>35</text:p>
      <text:p text:style-name="P1">6<text:tab/><text:tab/><text:tab/><text:tab/>Cabbage<text:tab/><text:tab/><text:tab/><text:tab/><text:tab/>30</text:p>
      <text:p text:style-name="P1">7<text:tab/><text:tab/><text:tab/><text:tab/>Potato<text:tab/><text:tab/><text:tab/><text:tab/><text:tab/>25</text:p>
      <text:p text:style-name="P1">8<text:tab/><text:tab/><text:tab/><text:tab/>Cucumber<text:tab/><text:tab/><text:tab/><text:tab/><text:tab/>2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13:00:50</meta:creation-date>
    <dc:date>2014-09-04T13:33:39</dc:date>
    <meta:editing-duration>PT28M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6" meta:paragraph-count="211" meta:word-count="622" meta:character-count="5095" meta:non-whitespace-character-count="4078"/>
  </office:meta>
</office:document-meta>
</file>